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399" officeooo:paragraph-rsid="000db3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d</text:p>
      <text:p text:style-name="P1">2.c</text:p>
      <text:p text:style-name="P1">3.c</text:p>
      <text:p text:style-name="P1">4.a</text:p>
      <text:p text:style-name="P1">5.d</text:p>
      <text:p text:style-name="P1">6.b</text:p>
      <text:p text:style-name="P1">7.c</text:p>
      <text:p text:style-name="P1">8.d</text:p>
      <text:p text:style-name="P1">9.b</text:p>
      <text:p text:style-name="P1">10.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18:25:49.351305277</meta:creation-date>
    <meta:generator>LibreOffice/7.3.7.2$Linux_X86_64 LibreOffice_project/30$Build-2</meta:generator>
    <dc:date>2024-07-28T18:49:55.806179576</dc:date>
    <meta:editing-duration>PT24M9S</meta:editing-duration>
    <meta:editing-cycles>1</meta:editing-cycles>
    <meta:document-statistic meta:table-count="0" meta:image-count="0" meta:object-count="0" meta:page-count="1" meta:paragraph-count="10" meta:word-count="10" meta:character-count="31" meta:non-whitespace-character-count="31"/>
  </office:meta>
</office:document-meta>
</file>